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9e810e6040" style:family="table" style:master-page-name="ta-mp-0x7f9e810e6040">
      <style:table-properties table:display="true" style:writing-mode="lr-tb"/>
    </style:style>
    <style:style style:name="ta-0x7f9e810e6230" style:family="table" style:master-page-name="ta-mp-0x7f9e810e6230">
      <style:table-properties table:display="true" style:writing-mode="lr-tb"/>
    </style:style>
    <style:style style:name="ta-0x7f9e810e6420" style:family="table" style:master-page-name="ta-mp-0x7f9e810e6420">
      <style:table-properties table:display="true" style:writing-mode="lr-tb"/>
    </style:style>
    <style:style style:name="ta-0x7f9e810e6610" style:family="table" style:master-page-name="ta-mp-0x7f9e810e6610">
      <style:table-properties table:display="true" style:writing-mode="lr-tb"/>
    </style:style>
    <style:style style:name="ta-0x7f9e810e6800" style:family="table" style:master-page-name="ta-mp-0x7f9e810e6800">
      <style:table-properties table:display="true" style:writing-mode="lr-tb"/>
    </style:style>
    <style:style style:name="ta-0x7f9e810e69f0" style:family="table" style:master-page-name="ta-mp-0x7f9e810e69f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4.06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9e810f2ef8" style:family="table-cell" style:data-style-name="General">
      <style:table-cell-properties fo:background-color="#c0c0c0" fo:border-top="0.106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e810f3020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e810f3148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e810f3270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e810f3398" style:family="table-cell" style:data-style-name="General">
      <style:table-cell-properties fo:background-color="transparent" fo:border-top="0.035cm solid #000000" fo:border-bottom="0.106cm solid #000000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9e810f34c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e810f2dd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e810e07f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9e810f371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e810f2368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e810f1a2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e810f35e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e810e092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9e810f383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e810f3bb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e810f3f2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e810f396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e810f3cd8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e810f405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e810f42a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e810f1b50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e810f224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e810f417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e810e0a4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9e810f43c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e810f474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e810f4ab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e810f44f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e810f4868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e810f4be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e810f4e3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e810f1c78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e810f25b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e810f4d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e810e0b7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9e810f4f5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e810f52d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e810f564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e810f508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e810f53f8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e810f577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e8cf813d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e810f1da0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e810f2a5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e8cf812a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e810e0c9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9e8cf814f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e8cf8187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e8cf81be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e8cf8162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e8cf81998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e8cf81d1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e8cf81f6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e810f2118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e810f293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e8cf81e3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e810e0dc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9e8cf8208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e8cf8240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e8cf8277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e8cf821b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e8cf82528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e8cf828a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OL-1" style:family="table-column">
      <style:table-column-properties style:column-width="167.25pt" style:use-optimal-column-width="true"/>
    </style:style>
    <style:style style:name="ACOL-2" style:family="table-column"/>
    <style:style style:name="ACOL-3" style:family="table-column">
      <style:table-column-properties style:column-width="121.50pt" style:use-optimal-column-width="true"/>
    </style:style>
    <style:style style:name="ACOL-4" style:family="table-column">
      <style:table-column-properties style:column-width="55.50pt" style:use-optimal-column-width="true"/>
    </style:style>
    <style:style style:name="ACOL-5" style:family="table-column">
      <style:table-column-properties style:column-width="96.75pt" style:use-optimal-column-width="true"/>
    </style:style>
    <style:style style:name="ACOL-6" style:family="table-column">
      <style:table-column-properties style:column-width="197.25pt" style:use-optimal-column-width="true"/>
    </style:style>
    <style:style style:name="ACOL-7" style:family="table-column">
      <style:table-column-properties style:column-width="75.35pt" style:use-optimal-column-width="true"/>
    </style:style>
    <style:style style:name="ACOL-8" style:family="table-column">
      <style:table-column-properties style:column-width="94.85pt" style:use-optimal-column-width="true"/>
    </style:style>
    <style:style style:name="ACOL-9" style:family="table-column">
      <style:table-column-properties style:column-width="304.75pt" style:use-optimal-column-width="true"/>
    </style:style>
    <style:style style:name="AROW-1" style:family="table-row">
      <style:table-row-properties style:row-height="14.91pt" style:use-optimal-row-height="true"/>
    </style:style>
    <style:style style:name="AROW-2" style:family="table-row"/>
    <style:style style:name="AROW-3" style:family="table-row">
      <style:table-row-properties style:row-height="14.25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content-validations>
        <table:content-validation table:name="VAL-0x7f9e8109caa0" table:allow-empty-cell="true" table:display-list="unsorted" table:base-cell-address="$'TestCase'.A3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  <table:content-validation table:name="VAL-0x7f9e80d55ef0" table:allow-empty-cell="true" table:display-list="unsorted" table:base-cell-address="$'TestCase'.A5" table:condition="of:cell-content-is-in-list({&quot;openApplication&quot;;&quot;logi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  <table:content-validation table:name="VAL-0x7f9e810dc240" table:allow-empty-cell="true" table:display-list="unsorted" table:base-cell-address="$'TestCase'.A7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  <table:content-validation table:name="VAL-0x7f9e8117bc10" table:allow-empty-cell="true" table:display-list="unsorted" table:base-cell-address="$'TestCase'.A11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</table:content-validations>
      <table:table table:name="TestCase" table:style-name="ta-0x7f9e810e6040" table:print="false">
        <office:forms form:automatic-focus="false" form:apply-design-mode="false">
          <form:form/>
        </office:forms>
        <table:table-column table:default-cell-style-name="ACE-0x7f9e810f2dd0" table:style-name="ACOL-1"/>
        <table:table-column table:style-name="ACOL-0" table:number-columns-repeated="127"/>
        <table:table-row table:style-name="AROW-0">
          <table:table-cell table:style-name="ACE-0x7f9e810f2ef8" office:value-type="string">
            <text:p>ActionComponent</text:p>
          </table:table-cell>
          <table:table-cell table:number-columns-repeated="127" table:style-name="Gnumeric-default"/>
        </table:table-row>
        <table:table-row table:style-name="AROW-0">
          <table:table-cell table:style-name="ACE-0x7f9e810f3020" table:content-validation-name="VAL-0x7f9e8109caa0" office:value-type="string">
            <text:p>openApplication</text:p>
          </table:table-cell>
          <table:table-cell table:number-columns-repeated="127" table:style-name="Gnumeric-default"/>
        </table:table-row>
        <table:table-row table:style-name="AROW-0">
          <table:table-cell table:style-name="ACE-0x7f9e810f3148" table:content-validation-name="VAL-0x7f9e80d55ef0" office:value-type="string">
            <text:p>login</text:p>
          </table:table-cell>
          <table:table-cell table:number-columns-repeated="127" table:style-name="Gnumeric-default"/>
        </table:table-row>
        <table:table-row table:style-name="AROW-1">
          <table:table-cell table:style-name="ACE-0x7f9e810f3270" table:content-validation-name="VAL-0x7f9e810dc240" office:value-type="string">
            <text:p>addAllCategories</text:p>
          </table:table-cell>
          <table:table-cell table:number-columns-repeated="127" table:style-name="Gnumeric-default"/>
        </table:table-row>
        <table:table-row table:style-name="AROW-0">
          <table:table-cell table:style-name="ACE-0x7f9e810f3398" office:value-type="string">
            <text:p>closeApplication</text:p>
          </table:table-cell>
          <table:table-cell table:number-columns-repeated="127" table:style-name="Gnumeric-default"/>
        </table:table-row>
        <table:table-row table:style-name="AROW-0">
          <table:table-cell table:style-name="ACE-0x7f9e810f34c0" table:content-validation-name="VAL-0x7f9e8117bc10"/>
          <table:table-cell table:number-columns-repeated="127" table:style-name="Gnumeric-default"/>
        </table:table-row>
        <table:table-row table:style-name="AROW-0" table:number-rows-repeated="1048569">
          <table:table-cell table:number-columns-repeated="128"/>
        </table:table-row>
        <table:table-row table:style-name="AROW-0">
          <table:table-cell table:number-columns-repeated="128" table:style-name="Gnumeric-default"/>
        </table:table-row>
        <table:named-expressions>
          <table:named-expression table:name="Print_Area" table:expression="of:=#REF!" table:base-cell-address="$'TestCase'.$A$1"/>
          <table:named-expression table:name="Sheet_Title" table:expression="of:=&quot;TestCase&quot;" table:base-cell-address="$'TestCase'.$A$1"/>
        </table:named-expressions>
        <gnm:selections gnm:cursor-col="0" gnm:cursor-row="11">
          <gnm:selection gnm:start-col="0" gnm:start-row="11" gnm:end-col="0" gnm:end-row="11"/>
        </gnm:selections>
      </table:table>
      <table:table table:name="AQA1_TestData" table:style-name="ta-0x7f9e810e6230" table:print="false">
        <office:forms form:automatic-focus="false" form:apply-design-mode="false">
          <form:form/>
        </office:forms>
        <table:table-column table:default-cell-style-name="ACE-0x7f9e810f35e8" table:style-name="ACOL-3"/>
        <table:table-column table:default-cell-style-name="ACE-0x7f9e810f35e8" table:style-name="ACOL-4"/>
        <table:table-column table:default-cell-style-name="ACE-0x7f9e810f35e8" table:style-name="ACOL-5"/>
        <table:table-column table:default-cell-style-name="ACE-0x7f9e810f35e8" table:style-name="ACOL-6"/>
        <table:table-column table:default-cell-style-name="ACE-0x7f9e810f35e8" table:style-name="ACOL-7" table:number-columns-repeated="2"/>
        <table:table-column table:default-cell-style-name="ACE-0x7f9e810f35e8" table:style-name="ACOL-8"/>
        <table:table-column table:default-cell-style-name="ACE-0x7f9e810f35e8" table:style-name="ACOL-9"/>
        <table:table-column table:default-cell-style-name="ACE-0x7f9e810e0920" table:style-name="ACOL-0" table:number-columns-repeated="120"/>
        <table:table-row table:style-name="AROW-0">
          <table:table-cell table:style-name="ACE-0x7f9e810f3710" office:value-type="string">
            <text:p>User Name</text:p>
          </table:table-cell>
          <table:table-cell table:style-name="ACE-0x7f9e810f3838" office:value-type="string">
            <text:p>Password</text:p>
          </table:table-cell>
          <table:table-cell table:style-name="ACE-0x7f9e810f3838" office:value-type="string">
            <text:p>Category Name</text:p>
          </table:table-cell>
          <table:table-cell table:style-name="ACE-0x7f9e810f3960" office:value-type="string">
            <text:p>Message</text:p>
          </table:table-cell>
          <table:table-cell table:number-columns-repeated="4" table:style-name="ACE-0x7f9e810f35e8"/>
          <table:table-cell table:number-columns-repeated="120" table:style-name="ACE-0x7f9e810e0920"/>
        </table:table-row>
        <table:table-row table:style-name="AROW-0">
          <table:table-cell table:style-name="ACE-0x7f9e810f2368" office:value-type="string">
            <text:p>testshopclue@sc.com</text:p>
          </table:table-cell>
          <table:table-cell table:style-name="ACE-0x7f9e810f3bb0" office:value-type="float" office:value="123456">
            <text:p>123456</text:p>
          </table:table-cell>
          <table:table-cell table:style-name="ACE-0x7f9e810f3bb0" office:value-type="string">
            <text:p>Health is Wealth</text:p>
          </table:table-cell>
          <table:table-cell table:style-name="ACE-0x7f9e810f3cd8" office:value-type="string">
            <text:p>The items were added successfully</text:p>
          </table:table-cell>
          <table:table-cell table:number-columns-repeated="4" table:style-name="ACE-0x7f9e810f35e8"/>
          <table:table-cell table:number-columns-repeated="120" table:style-name="ACE-0x7f9e810e0920"/>
        </table:table-row>
        <table:table-row table:style-name="AROW-0">
          <table:table-cell table:style-name="ACE-0x7f9e810f1a28" office:value-type="string">
            <text:p>testshopclue@sc.com</text:p>
          </table:table-cell>
          <table:table-cell table:style-name="ACE-0x7f9e810f3f28" office:value-type="float" office:value="123456">
            <text:p>123456</text:p>
          </table:table-cell>
          <table:table-cell table:style-name="ACE-0x7f9e810f3f28"/>
          <table:table-cell table:style-name="ACE-0x7f9e810f4050"/>
          <table:table-cell table:number-columns-repeated="4" table:style-name="ACE-0x7f9e810f35e8"/>
          <table:table-cell table:number-columns-repeated="120" table:style-name="ACE-0x7f9e810e0920"/>
        </table:table-row>
        <table:table-row table:style-name="AROW-0" table:number-rows-repeated="1048564">
          <table:table-cell table:number-columns-repeated="128"/>
        </table:table-row>
        <table:table-row table:style-name="AROW-0" table:number-rows-repeated="9">
          <table:table-cell table:number-columns-repeated="128" table:style-name="ACE-0x7f9e810e0920"/>
        </table:table-row>
        <table:named-expressions>
          <table:named-expression table:name="Print_Area" table:expression="of:=#REF!" table:base-cell-address="$'AQA1_TestData'.$A$1"/>
          <table:named-expression table:name="Sheet_Title" table:expression="of:=&quot;AQA1_TestData&quot;" table:base-cell-address="$'AQA1_TestData'.$A$1"/>
        </table:named-expressions>
        <gnm:selections gnm:cursor-col="0" gnm:cursor-row="0">
          <gnm:selection gnm:start-col="0" gnm:start-row="0" gnm:end-col="0" gnm:end-row="2"/>
        </gnm:selections>
      </table:table>
      <table:table table:name="AQA2_TestData" table:style-name="ta-0x7f9e810e6420" table:print="false">
        <office:forms form:automatic-focus="false" form:apply-design-mode="false">
          <form:form/>
        </office:forms>
        <table:table-column table:default-cell-style-name="ACE-0x7f9e810f4178" table:style-name="ACOL-3"/>
        <table:table-column table:default-cell-style-name="ACE-0x7f9e810f4178" table:style-name="ACOL-4"/>
        <table:table-column table:default-cell-style-name="ACE-0x7f9e810f4178" table:style-name="ACOL-5"/>
        <table:table-column table:default-cell-style-name="ACE-0x7f9e810f4178" table:style-name="ACOL-6"/>
        <table:table-column table:default-cell-style-name="ACE-0x7f9e810f4178" table:style-name="ACOL-7" table:number-columns-repeated="2"/>
        <table:table-column table:default-cell-style-name="ACE-0x7f9e810f4178" table:style-name="ACOL-8"/>
        <table:table-column table:default-cell-style-name="ACE-0x7f9e810f4178" table:style-name="ACOL-9"/>
        <table:table-column table:default-cell-style-name="ACE-0x7f9e810e0a48" table:style-name="ACOL-0" table:number-columns-repeated="120"/>
        <table:table-row table:style-name="AROW-0">
          <table:table-cell table:style-name="ACE-0x7f9e810f42a0" office:value-type="string">
            <text:p>User Name</text:p>
          </table:table-cell>
          <table:table-cell table:style-name="ACE-0x7f9e810f43c8" office:value-type="string">
            <text:p>Password</text:p>
          </table:table-cell>
          <table:table-cell table:style-name="ACE-0x7f9e810f43c8" office:value-type="string">
            <text:p>Category Name</text:p>
          </table:table-cell>
          <table:table-cell table:style-name="ACE-0x7f9e810f44f0" office:value-type="string">
            <text:p>Message</text:p>
          </table:table-cell>
          <table:table-cell table:number-columns-repeated="4" table:style-name="ACE-0x7f9e810f4178"/>
          <table:table-cell table:number-columns-repeated="120" table:style-name="ACE-0x7f9e810e0a48"/>
        </table:table-row>
        <table:table-row table:style-name="AROW-0">
          <table:table-cell table:style-name="ACE-0x7f9e810f1b50" office:value-type="string">
            <text:p>testshopclue@sc.com</text:p>
          </table:table-cell>
          <table:table-cell table:style-name="ACE-0x7f9e810f4740" office:value-type="float" office:value="123456">
            <text:p>123456</text:p>
          </table:table-cell>
          <table:table-cell table:style-name="ACE-0x7f9e810f4740" office:value-type="string">
            <text:p>Health is Wealth</text:p>
          </table:table-cell>
          <table:table-cell table:style-name="ACE-0x7f9e810f4868" office:value-type="string">
            <text:p>The items were added successfully</text:p>
          </table:table-cell>
          <table:table-cell table:number-columns-repeated="4" table:style-name="ACE-0x7f9e810f4178"/>
          <table:table-cell table:number-columns-repeated="120" table:style-name="ACE-0x7f9e810e0a48"/>
        </table:table-row>
        <table:table-row table:style-name="AROW-0">
          <table:table-cell table:style-name="ACE-0x7f9e810f2240" office:value-type="string">
            <text:p>testshopclue@sc.com</text:p>
          </table:table-cell>
          <table:table-cell table:style-name="ACE-0x7f9e810f4ab8" office:value-type="float" office:value="123456">
            <text:p>123456</text:p>
          </table:table-cell>
          <table:table-cell table:style-name="ACE-0x7f9e810f4ab8"/>
          <table:table-cell table:style-name="ACE-0x7f9e810f4be0"/>
          <table:table-cell table:number-columns-repeated="4" table:style-name="ACE-0x7f9e810f4178"/>
          <table:table-cell table:number-columns-repeated="120" table:style-name="ACE-0x7f9e810e0a48"/>
        </table:table-row>
        <table:table-row table:style-name="AROW-3" table:number-rows-repeated="1048564">
          <table:table-cell table:number-columns-repeated="128"/>
        </table:table-row>
        <table:table-row table:style-name="AROW-3" table:number-rows-repeated="9">
          <table:table-cell table:number-columns-repeated="128" table:style-name="ACE-0x7f9e810e0a48"/>
        </table:table-row>
        <table:named-expressions>
          <table:named-expression table:name="Print_Area" table:expression="of:=#REF!" table:base-cell-address="$'AQA2_TestData'.$A$1"/>
          <table:named-expression table:name="Sheet_Title" table:expression="of:=&quot;AQA2_TestData&quot;" table:base-cell-address="$'AQA2_TestData'.$A$1"/>
        </table:named-expressions>
        <gnm:selections gnm:cursor-col="0" gnm:cursor-row="0">
          <gnm:selection gnm:start-col="0" gnm:start-row="0" gnm:end-col="0" gnm:end-row="2"/>
        </gnm:selections>
      </table:table>
      <table:table table:name="AQA3_TestData" table:style-name="ta-0x7f9e810e6610" table:print="false">
        <office:forms form:automatic-focus="false" form:apply-design-mode="false">
          <form:form/>
        </office:forms>
        <table:table-column table:default-cell-style-name="ACE-0x7f9e810f4d08" table:style-name="ACOL-3"/>
        <table:table-column table:default-cell-style-name="ACE-0x7f9e810f4d08" table:style-name="ACOL-4"/>
        <table:table-column table:default-cell-style-name="ACE-0x7f9e810f4d08" table:style-name="ACOL-5"/>
        <table:table-column table:default-cell-style-name="ACE-0x7f9e810f4d08" table:style-name="ACOL-6"/>
        <table:table-column table:default-cell-style-name="ACE-0x7f9e810f4d08" table:style-name="ACOL-7" table:number-columns-repeated="2"/>
        <table:table-column table:default-cell-style-name="ACE-0x7f9e810f4d08" table:style-name="ACOL-8"/>
        <table:table-column table:default-cell-style-name="ACE-0x7f9e810f4d08" table:style-name="ACOL-9"/>
        <table:table-column table:default-cell-style-name="ACE-0x7f9e810e0b70" table:style-name="ACOL-0" table:number-columns-repeated="120"/>
        <table:table-row table:style-name="AROW-0">
          <table:table-cell table:style-name="ACE-0x7f9e810f4e30" office:value-type="string">
            <text:p>User Name</text:p>
          </table:table-cell>
          <table:table-cell table:style-name="ACE-0x7f9e810f4f58" office:value-type="string">
            <text:p>Password</text:p>
          </table:table-cell>
          <table:table-cell table:style-name="ACE-0x7f9e810f4f58" office:value-type="string">
            <text:p>Category Name</text:p>
          </table:table-cell>
          <table:table-cell table:style-name="ACE-0x7f9e810f5080" office:value-type="string">
            <text:p>Message</text:p>
          </table:table-cell>
          <table:table-cell table:number-columns-repeated="4" table:style-name="ACE-0x7f9e810f4d08"/>
          <table:table-cell table:number-columns-repeated="120" table:style-name="ACE-0x7f9e810e0b70"/>
        </table:table-row>
        <table:table-row table:style-name="AROW-0">
          <table:table-cell table:style-name="ACE-0x7f9e810f1c78" office:value-type="string">
            <text:p>testshopclue@sc.com</text:p>
          </table:table-cell>
          <table:table-cell table:style-name="ACE-0x7f9e810f52d0" office:value-type="float" office:value="123456">
            <text:p>123456</text:p>
          </table:table-cell>
          <table:table-cell table:style-name="ACE-0x7f9e810f52d0" office:value-type="string">
            <text:p>Health is Wealth</text:p>
          </table:table-cell>
          <table:table-cell table:style-name="ACE-0x7f9e810f53f8" office:value-type="string">
            <text:p>The items were added successfully</text:p>
          </table:table-cell>
          <table:table-cell table:number-columns-repeated="4" table:style-name="ACE-0x7f9e810f4d08"/>
          <table:table-cell table:number-columns-repeated="120" table:style-name="ACE-0x7f9e810e0b70"/>
        </table:table-row>
        <table:table-row table:style-name="AROW-0">
          <table:table-cell table:style-name="ACE-0x7f9e810f25b8" office:value-type="string">
            <text:p>testshopclue@sc.com</text:p>
          </table:table-cell>
          <table:table-cell table:style-name="ACE-0x7f9e810f5648" office:value-type="float" office:value="123456">
            <text:p>123456</text:p>
          </table:table-cell>
          <table:table-cell table:style-name="ACE-0x7f9e810f5648"/>
          <table:table-cell table:style-name="ACE-0x7f9e810f5770"/>
          <table:table-cell table:number-columns-repeated="4" table:style-name="ACE-0x7f9e810f4d08"/>
          <table:table-cell table:number-columns-repeated="120" table:style-name="ACE-0x7f9e810e0b70"/>
        </table:table-row>
        <table:table-row table:style-name="AROW-3" table:number-rows-repeated="1048564">
          <table:table-cell table:number-columns-repeated="128"/>
        </table:table-row>
        <table:table-row table:style-name="AROW-3" table:number-rows-repeated="9">
          <table:table-cell table:number-columns-repeated="128" table:style-name="ACE-0x7f9e810e0b70"/>
        </table:table-row>
        <table:named-expressions>
          <table:named-expression table:name="Print_Area" table:expression="of:=#REF!" table:base-cell-address="$'AQA3_TestData'.$A$1"/>
          <table:named-expression table:name="Sheet_Title" table:expression="of:=&quot;AQA3_TestData&quot;" table:base-cell-address="$'AQA3_TestData'.$A$1"/>
        </table:named-expressions>
        <gnm:selections gnm:cursor-col="0" gnm:cursor-row="0">
          <gnm:selection gnm:start-col="0" gnm:start-row="0" gnm:end-col="0" gnm:end-row="2"/>
        </gnm:selections>
      </table:table>
      <table:table table:name="AQA4_TestData" table:style-name="ta-0x7f9e810e6800" table:print="false">
        <office:forms form:automatic-focus="false" form:apply-design-mode="false">
          <form:form/>
        </office:forms>
        <table:table-column table:default-cell-style-name="ACE-0x7f9e8cf812a8" table:style-name="ACOL-3"/>
        <table:table-column table:default-cell-style-name="ACE-0x7f9e8cf812a8" table:style-name="ACOL-4"/>
        <table:table-column table:default-cell-style-name="ACE-0x7f9e8cf812a8" table:style-name="ACOL-5"/>
        <table:table-column table:default-cell-style-name="ACE-0x7f9e8cf812a8" table:style-name="ACOL-6"/>
        <table:table-column table:default-cell-style-name="ACE-0x7f9e8cf812a8" table:style-name="ACOL-7" table:number-columns-repeated="2"/>
        <table:table-column table:default-cell-style-name="ACE-0x7f9e8cf812a8" table:style-name="ACOL-8"/>
        <table:table-column table:default-cell-style-name="ACE-0x7f9e8cf812a8" table:style-name="ACOL-9"/>
        <table:table-column table:default-cell-style-name="ACE-0x7f9e810e0c98" table:style-name="ACOL-0" table:number-columns-repeated="120"/>
        <table:table-row table:style-name="AROW-0">
          <table:table-cell table:style-name="ACE-0x7f9e8cf813d0" office:value-type="string">
            <text:p>User Name</text:p>
          </table:table-cell>
          <table:table-cell table:style-name="ACE-0x7f9e8cf814f8" office:value-type="string">
            <text:p>Password</text:p>
          </table:table-cell>
          <table:table-cell table:style-name="ACE-0x7f9e8cf814f8" office:value-type="string">
            <text:p>Category Name</text:p>
          </table:table-cell>
          <table:table-cell table:style-name="ACE-0x7f9e8cf81620" office:value-type="string">
            <text:p>Message</text:p>
          </table:table-cell>
          <table:table-cell table:number-columns-repeated="4" table:style-name="ACE-0x7f9e8cf812a8"/>
          <table:table-cell table:number-columns-repeated="120" table:style-name="ACE-0x7f9e810e0c98"/>
        </table:table-row>
        <table:table-row table:style-name="AROW-0">
          <table:table-cell table:style-name="ACE-0x7f9e810f1da0" office:value-type="string">
            <text:p>testshopclue@sc.com</text:p>
          </table:table-cell>
          <table:table-cell table:style-name="ACE-0x7f9e8cf81870" office:value-type="float" office:value="123456">
            <text:p>123456</text:p>
          </table:table-cell>
          <table:table-cell table:style-name="ACE-0x7f9e8cf81870" office:value-type="string">
            <text:p>Health is Wealth</text:p>
          </table:table-cell>
          <table:table-cell table:style-name="ACE-0x7f9e8cf81998" office:value-type="string">
            <text:p>The items were added successfully</text:p>
          </table:table-cell>
          <table:table-cell table:number-columns-repeated="4" table:style-name="ACE-0x7f9e8cf812a8"/>
          <table:table-cell table:number-columns-repeated="120" table:style-name="ACE-0x7f9e810e0c98"/>
        </table:table-row>
        <table:table-row table:style-name="AROW-0">
          <table:table-cell table:style-name="ACE-0x7f9e810f2a58" office:value-type="string">
            <text:p>testshopclue@sc.com</text:p>
          </table:table-cell>
          <table:table-cell table:style-name="ACE-0x7f9e8cf81be8" office:value-type="float" office:value="123456">
            <text:p>123456</text:p>
          </table:table-cell>
          <table:table-cell table:style-name="ACE-0x7f9e8cf81be8"/>
          <table:table-cell table:style-name="ACE-0x7f9e8cf81d10"/>
          <table:table-cell table:number-columns-repeated="4" table:style-name="ACE-0x7f9e8cf812a8"/>
          <table:table-cell table:number-columns-repeated="120" table:style-name="ACE-0x7f9e810e0c98"/>
        </table:table-row>
        <table:table-row table:style-name="AROW-3" table:number-rows-repeated="1048564">
          <table:table-cell table:number-columns-repeated="128"/>
        </table:table-row>
        <table:table-row table:style-name="AROW-3" table:number-rows-repeated="9">
          <table:table-cell table:number-columns-repeated="128" table:style-name="ACE-0x7f9e810e0c98"/>
        </table:table-row>
        <table:named-expressions>
          <table:named-expression table:name="Print_Area" table:expression="of:=#REF!" table:base-cell-address="$'AQA4_TestData'.$A$1"/>
          <table:named-expression table:name="Sheet_Title" table:expression="of:=&quot;AQA4_TestData&quot;" table:base-cell-address="$'AQA4_TestData'.$A$1"/>
        </table:named-expressions>
        <gnm:selections gnm:cursor-col="0" gnm:cursor-row="0">
          <gnm:selection gnm:start-col="0" gnm:start-row="0" gnm:end-col="0" gnm:end-row="2"/>
        </gnm:selections>
      </table:table>
      <table:table table:name="AQA5_TestData" table:style-name="ta-0x7f9e810e69f0" table:print="false">
        <office:forms form:automatic-focus="false" form:apply-design-mode="false">
          <form:form/>
        </office:forms>
        <table:table-column table:default-cell-style-name="ACE-0x7f9e8cf81e38" table:style-name="ACOL-3"/>
        <table:table-column table:default-cell-style-name="ACE-0x7f9e8cf81e38" table:style-name="ACOL-4"/>
        <table:table-column table:default-cell-style-name="ACE-0x7f9e8cf81e38" table:style-name="ACOL-5"/>
        <table:table-column table:default-cell-style-name="ACE-0x7f9e8cf81e38" table:style-name="ACOL-6"/>
        <table:table-column table:default-cell-style-name="ACE-0x7f9e8cf81e38" table:style-name="ACOL-7" table:number-columns-repeated="2"/>
        <table:table-column table:default-cell-style-name="ACE-0x7f9e8cf81e38" table:style-name="ACOL-8"/>
        <table:table-column table:default-cell-style-name="ACE-0x7f9e8cf81e38" table:style-name="ACOL-9"/>
        <table:table-column table:default-cell-style-name="ACE-0x7f9e810e0dc0" table:style-name="ACOL-0" table:number-columns-repeated="120"/>
        <table:table-row table:style-name="AROW-0">
          <table:table-cell table:style-name="ACE-0x7f9e8cf81f60" office:value-type="string">
            <text:p>User Name</text:p>
          </table:table-cell>
          <table:table-cell table:style-name="ACE-0x7f9e8cf82088" office:value-type="string">
            <text:p>Password</text:p>
          </table:table-cell>
          <table:table-cell table:style-name="ACE-0x7f9e8cf82088" office:value-type="string">
            <text:p>Category Name</text:p>
          </table:table-cell>
          <table:table-cell table:style-name="ACE-0x7f9e8cf821b0" office:value-type="string">
            <text:p>Message</text:p>
          </table:table-cell>
          <table:table-cell table:number-columns-repeated="4" table:style-name="ACE-0x7f9e8cf81e38"/>
          <table:table-cell table:number-columns-repeated="120" table:style-name="ACE-0x7f9e810e0dc0"/>
        </table:table-row>
        <table:table-row table:style-name="AROW-0">
          <table:table-cell table:style-name="ACE-0x7f9e810f2118" office:value-type="string">
            <text:p>testshopclue@sc.com</text:p>
          </table:table-cell>
          <table:table-cell table:style-name="ACE-0x7f9e8cf82400" office:value-type="float" office:value="123456">
            <text:p>123456</text:p>
          </table:table-cell>
          <table:table-cell table:style-name="ACE-0x7f9e8cf82400" office:value-type="string">
            <text:p>Health is Wealth</text:p>
          </table:table-cell>
          <table:table-cell table:style-name="ACE-0x7f9e8cf82528" office:value-type="string">
            <text:p>The items were added successfully</text:p>
          </table:table-cell>
          <table:table-cell table:number-columns-repeated="4" table:style-name="ACE-0x7f9e8cf81e38"/>
          <table:table-cell table:number-columns-repeated="120" table:style-name="ACE-0x7f9e810e0dc0"/>
        </table:table-row>
        <table:table-row table:style-name="AROW-0">
          <table:table-cell table:style-name="ACE-0x7f9e810f2930" office:value-type="string">
            <text:p>testshopclue@sc.com</text:p>
          </table:table-cell>
          <table:table-cell table:style-name="ACE-0x7f9e8cf82778" office:value-type="float" office:value="123456">
            <text:p>123456</text:p>
          </table:table-cell>
          <table:table-cell table:style-name="ACE-0x7f9e8cf82778"/>
          <table:table-cell table:style-name="ACE-0x7f9e8cf828a0"/>
          <table:table-cell table:number-columns-repeated="4" table:style-name="ACE-0x7f9e8cf81e38"/>
          <table:table-cell table:number-columns-repeated="120" table:style-name="ACE-0x7f9e810e0dc0"/>
        </table:table-row>
        <table:table-row table:style-name="AROW-3" table:number-rows-repeated="1048564">
          <table:table-cell table:number-columns-repeated="128"/>
        </table:table-row>
        <table:table-row table:style-name="AROW-3" table:number-rows-repeated="9">
          <table:table-cell table:number-columns-repeated="128" table:style-name="ACE-0x7f9e810e0dc0"/>
        </table:table-row>
        <table:named-expressions>
          <table:named-expression table:name="Print_Area" table:expression="of:=#REF!" table:base-cell-address="$'AQA5_TestData'.$A$1"/>
          <table:named-expression table:name="Sheet_Title" table:expression="of:=&quot;AQA5_TestData&quot;" table:base-cell-address="$'AQA5_TestData'.$A$1"/>
        </table:named-expressions>
        <gnm:selections gnm:cursor-col="0" gnm:cursor-row="0">
          <gnm:selection gnm:start-col="0" gnm:start-row="0" gnm:end-col="0" gnm:end-row="2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4.06pt" style:use-optimal-row-height="true"/>
    </style:default-style>
  </office:styles>
  <office:automatic-styles>
    <style:page-layout style:name="pl-0x7f9e810beb0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9e810ce20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9e810e572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9e89e1af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9e89dd9f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9e8a04982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</office:automatic-styles>
  <office:master-styles>
    <style:master-page style:name="ta-mp-0x7f9e810e6040" style:display-name="TestCase" style:page-layout-name="pl-0x7f9e810beb0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9e810e6230" style:display-name="AQA1_TestData" style:page-layout-name="pl-0x7f9e810ce20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9e810e6420" style:display-name="AQA2_TestData" style:page-layout-name="pl-0x7f9e810e572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9e810e6610" style:display-name="AQA3_TestData" style:page-layout-name="pl-0x7f9e89e1af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9e810e6800" style:display-name="AQA4_TestData" style:page-layout-name="pl-0x7f9e89dd9f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9e810e69f0" style:display-name="AQA5_TestData" style:page-layout-name="pl-0x7f9e8a04982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shish mallik</dc:creator>
    <dc:date>2015-07-01T05:29:49Z</dc:date>
    <meta:creation-date>2014-12-02T14:54:22Z</meta:creation-date>
    <meta:editing-cycles>31</meta:editing-cycles>
    <meta:editing-duration>PT9H10M6S</meta:editing-duration>
    <meta:generator>gnumeric/1.12.9</meta:generator>
    <meta:initial-creator>sakshi juneja</meta:initial-creator>
  </office:meta>
</office:document-meta>
</file>